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0CD200000D07E065E123.svm"/>
  <manifest:file-entry manifest:media-type="" manifest:full-path="Pictures/20000007000003D4000004A8D73353C4.svm"/>
  <manifest:file-entry manifest:media-type="" manifest:full-path="Pictures/2000000700000A07000008FF5EDE8F1C.svm"/>
  <manifest:file-entry manifest:media-type="" manifest:full-path="Pictures/20000007000005B0000004735C6F9E25.svm"/>
  <manifest:file-entry manifest:media-type="" manifest:full-path="Pictures/2000000700000B9400000934DE6A0766.svm"/>
  <manifest:file-entry manifest:media-type="" manifest:full-path="Pictures/2000000700000DC000000CD2D6A83354.svm"/>
  <manifest:file-entry manifest:media-type="" manifest:full-path="Pictures/2000000700000C1900000ADB758E612F.svm"/>
  <manifest:file-entry manifest:media-type="" manifest:full-path="Pictures/2000000700000D2100000B7A450D0DDC.svm"/>
  <manifest:file-entry manifest:media-type="" manifest:full-path="Pictures/2000000700000262000002CB2C4DD03A.svm"/>
  <manifest:file-entry manifest:media-type="" manifest:full-path="Pictures/2000000700000409000003D405F19C8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text-properties style:language-asian="ko" style:country-asian="KR"/>
    </style:style>
    <style:style style:name="T1" style:family="text">
      <style:text-properties style:language-asian="ko" style:country-asian="K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그림1" text:anchor-type="paragraph" svg:x="0.258cm" svg:y="2.275cm" svg:width="3.521cm" svg:height="3.283cm" draw:z-index="0"><draw:image xlink:href="Pictures/2000000700000DC000000CD2D6A83354.svm" xlink:type="simple" xlink:show="embed" xlink:actuate="onLoad"/></draw:frame>--<text:span text:style-name="T1">스타벅스-------------</text:span></text:p>
      <text:p text:style-name="Standard"/>
      <text:p text:style-name="Standard"/>
      <text:p text:style-name="Standard"/>
      <text:p text:style-name="Standard"/>
      <text:p text:style-name="P1">RGB(255,37,26)</text:p>
      <text:p text:style-name="P1"/>
      <text:p text:style-name="P1"><draw:frame draw:style-name="fr1" draw:name="그림2" text:anchor-type="paragraph" svg:x="0.43cm" svg:y="0.503cm" svg:width="3.415cm" svg:height="3.179cm" draw:z-index="1"><draw:image xlink:href="Pictures/2000000700000B9400000934DE6A0766.svm" xlink:type="simple" xlink:show="embed" xlink:actuate="onLoad"/></draw:frame></text:p>
      <text:p text:style-name="P1">RGB(246,245,239)</text:p>
      <text:p text:style-name="P1"/>
      <text:p text:style-name="P1"><draw:frame draw:style-name="fr1" draw:name="그림3" text:anchor-type="paragraph" svg:x="0.392cm" svg:y="0.053cm" svg:width="3.507cm" svg:height="3.323cm" draw:z-index="2"><draw:image xlink:href="Pictures/2000000700000A07000008FF5EDE8F1C.svm" xlink:type="simple" xlink:show="embed" xlink:actuate="onLoad"/></draw:frame></text:p>
      <text:p text:style-name="P1">RGB(30,57,50)</text:p>
      <text:p text:style-name="P1"/>
      <text:p text:style-name="P1"><draw:frame draw:style-name="fr1" draw:name="그림4" text:anchor-type="paragraph" svg:x="0.445cm" svg:y="0.471cm" svg:width="3.612cm" svg:height="3.699cm" draw:z-index="3"><draw:image xlink:href="Pictures/2000000700000D2100000B7A450D0DDC.svm" xlink:type="simple" xlink:show="embed" xlink:actuate="onLoad"/></draw:frame></text:p>
      <text:p text:style-name="P1">RGB(44,42,41)</text:p>
      <text:p text:style-name="P1"/>
      <text:p text:style-name="P1"/>
      <text:p text:style-name="P1"/>
      <text:p text:style-name="P1"/>
      <text:p text:style-name="P1"/>
      <text:p text:style-name="P1"><text:soft-page-break/>--탐앤탐스----------</text:p>
      <text:p text:style-name="P1"/>
      <text:p text:style-name="P1"><draw:frame draw:style-name="fr1" draw:name="그림5" text:anchor-type="paragraph" svg:x="0.31cm" svg:y="0.212cm" svg:width="3.621cm" svg:height="3.586cm" draw:z-index="4"><draw:image xlink:href="Pictures/2000000700000C1900000ADB758E612F.svm" xlink:type="simple" xlink:show="embed" xlink:actuate="onLoad"/></draw:frame></text:p>
      <text:p text:style-name="P1">RGB(239,239,239)</text:p>
      <text:p text:style-name="P1"/>
      <text:p text:style-name="P1"><draw:frame draw:style-name="fr1" draw:name="그림6" text:anchor-type="paragraph" svg:x="0.392cm" svg:y="0.026cm" svg:width="3.62cm" svg:height="3.191cm" draw:z-index="5"><draw:image xlink:href="Pictures/20000007000005B0000004735C6F9E25.svm" xlink:type="simple" xlink:show="embed" xlink:actuate="onLoad"/></draw:frame>RGB(87,42,49)</text:p>
      <text:p text:style-name="P1"/>
      <text:p text:style-name="P1"/>
      <text:p text:style-name="P1"/>
      <text:p text:style-name="P1">---엔제리너스--------</text:p>
      <text:p text:style-name="P1"/>
      <text:p text:style-name="P1"><draw:frame draw:style-name="fr1" draw:name="그림7" text:anchor-type="paragraph" svg:x="0.522cm" svg:y="0.079cm" svg:width="3.568cm" svg:height="3.207cm" draw:z-index="6"><draw:image xlink:href="Pictures/20000007000003D4000004A8D73353C4.svm" xlink:type="simple" xlink:show="embed" xlink:actuate="onLoad"/></draw:frame></text:p>
      <text:p text:style-name="P1">RGB(212,178,112)</text:p>
      <text:p text:style-name="P1"/>
      <text:p text:style-name="P1"><draw:frame draw:style-name="fr1" draw:name="그림8" text:anchor-type="paragraph" svg:x="0.601cm" svg:y="0.238cm" svg:width="3.515cm" svg:height="3.297cm" draw:z-index="7"><draw:image xlink:href="Pictures/2000000700000409000003D405F19C8B.svm" xlink:type="simple" xlink:show="embed" xlink:actuate="onLoad"/></draw:frame></text:p>
      <text:p text:style-name="P1">RGB(109,81,47)</text:p>
      <text:p text:style-name="P1"/>
      <text:p text:style-name="P1"/>
      <text:p text:style-name="P1"/>
      <text:p text:style-name="P1"/>
      <text:p text:style-name="P1"/>
      <text:p text:style-name="P1"><text:soft-page-break/>-----이디야-----</text:p>
      <text:p text:style-name="P1"/>
      <text:p text:style-name="P1"><draw:frame draw:style-name="fr1" draw:name="그림9" text:anchor-type="paragraph" svg:x="0.563cm" svg:y="0.132cm" svg:width="3.283cm" svg:height="3.336cm" draw:z-index="8"><draw:image xlink:href="Pictures/2000000700000CD200000D07E065E123.svm" xlink:type="simple" xlink:show="embed" xlink:actuate="onLoad"/></draw:frame></text:p>
      <text:p text:style-name="P1">RGB(187,229,251)</text:p>
      <text:p text:style-name="P1"/>
      <text:p text:style-name="P1"><draw:frame draw:style-name="fr1" draw:name="그림10" text:anchor-type="paragraph" svg:x="0.654cm" svg:y="0.132cm" svg:width="3.224cm" svg:height="3.455cm" draw:z-index="9"><draw:image xlink:href="Pictures/2000000700000262000002CB2C4DD03A.svm" xlink:type="simple" xlink:show="embed" xlink:actuate="onLoad"/></draw:frame></text:p>
      <text:p text:style-name="P1">RGB(34,61,13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석호 윤</meta:initial-creator>
    <meta:creation-date>2020-11-05T08:35:40.55</meta:creation-date>
    <meta:document-statistic meta:table-count="0" meta:image-count="10" meta:object-count="0" meta:page-count="3" meta:paragraph-count="14" meta:word-count="34" meta:character-count="209"/>
    <dc:date>2020-11-05T09:01:35.13</dc:date>
    <dc:creator>석호 윤</dc:creator>
    <meta:editing-duration>PT10M44S</meta:editing-duration>
    <meta:editing-cycles>1</meta:editing-cycles>
    <meta:generator>OpenOffice/4.1.7$Win32 OpenOffice.org_project/417m1$Build-9800</meta:generator>
  </office:meta>
</office:document-meta>
</file>